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M-1-28-11-12</text:p>
          </table:table-cell>
          <table:table-cell table:style-name="ACE-2" office:value-type="float" office:value="5.49383">
            <text:p>5.49</text:p>
          </table:table-cell>
          <table:table-cell table:style-name="ACE-2" office:value-type="float" office:value="102.89448">
            <text:p>102.89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laxea sp. - fossil coral reef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ParhamEtal2014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M-2-28-11-12</text:p>
          </table:table-cell>
          <table:table-cell table:style-name="ACE-2" office:value-type="float" office:value="5.49383">
            <text:p>5.49</text:p>
          </table:table-cell>
          <table:table-cell table:style-name="ACE-2" office:value-type="float" office:value="102.89448">
            <text:p>102.89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cropora sp. - fossil coral reef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ParhamEtal2014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1203</text:p>
          </table:table-cell>
          <table:table-cell table:style-name="ACE-2" office:value-type="float" office:value="5.2185100000000002">
            <text:p>5.22</text:p>
          </table:table-cell>
          <table:table-cell table:style-name="ACE-2" office:value-type="float" office:value="103.26009000000001">
            <text:p>103.26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al fragments - taxa unspecified - collected from a borehole at 1.5 m below current high tide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73999999999999999">
            <text:p>−0.7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Malay_Peninsul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LCC197</text:p>
          </table:table-cell>
          <table:table-cell table:style-name="ACE-2" office:value-type="float" office:value="5.71347">
            <text:p>5.71</text:p>
          </table:table-cell>
          <table:table-cell table:style-name="ACE-2" office:value-type="float" office:value="102.64635">
            <text:p>102.65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Quartz beach-ridge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0800000000000001">
            <text:p>3.0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ParhamEtal2014,MannEtal2019</text:p>
          </table:table-cell>
          <table:table-cell table:number-columns-repeated="240" table:style-name="ACE-0"/>
        </table:table-row>
        <table:table-row table:style-name="AROW-0" table:number-rows-repeated="34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9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02:0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